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CDC00003E04869CE78C.svm"/>
  <manifest:file-entry manifest:media-type="" manifest:full-path="Pictures/200000070000357700003BCDA6857ECC.svm"/>
  <manifest:file-entry manifest:media-type="" manifest:full-path="Pictures/20000007000038D900004B5941D3C37B.svm"/>
  <manifest:file-entry manifest:media-type="" manifest:full-path="Pictures/20000007000035BF00001C1E315C9EC0.svm"/>
  <manifest:file-entry manifest:media-type="" manifest:full-path="Pictures/200000070000445800001CA96222451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5.8549in" style:rel-width="80%" table:align="center"/>
    </style:style>
    <style:style style:name="Table1.A" style:family="table-column">
      <style:table-column-properties style:column-width="1.4639in" style:rel-column-width="13106*"/>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666666" fo:border-right="none" fo:border-top="0.0361in double #666666" fo:border-bottom="0.0361in double #666666"/>
    </style:style>
    <style:style style:name="Table1.D1" style:family="table-cell">
      <style:table-cell-properties style:vertical-align="middle" style:border-line-width="0.0007in 0.0347in 0.0007in" fo:padding="0.0194in" fo:border="0.0361in double #666666"/>
    </style:style>
    <style:style style:name="Table1.A2" style:family="table-cell">
      <style:table-cell-properties style:vertical-align="middle" style:border-line-width-left="0.0007in 0.0347in 0.0007in" style:border-line-width-bottom="0.0007in 0.0347in 0.0007in" fo:padding="0.0194in" fo:border-left="0.0361in double #666666" fo:border-right="none" fo:border-top="none" fo:border-bottom="0.0361in double #666666"/>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666666" fo:border-right="0.0361in double #666666" fo:border-top="none" fo:border-bottom="0.0361in double #666666"/>
    </style:style>
    <style:style style:name="P1" style:family="paragraph" style:parent-style-name="Text_20_body">
      <style:paragraph-properties fo:text-align="center" style:justify-single-word="false"/>
      <style:text-properties style:font-name="Arial" fo:font-size="24pt"/>
    </style:style>
    <style:style style:name="P2" style:family="paragraph" style:parent-style-name="Text_20_body">
      <style:paragraph-properties fo:text-align="end" style:justify-single-word="false"/>
      <style:text-properties style:font-name="Arial" fo:font-size="24pt"/>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end"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paragraph-properties fo:text-align="end" style:justify-single-word="false" fo:break-before="page"/>
      <style:text-properties style:font-name="Arial"/>
    </style:style>
    <style:style style:name="P7" style:family="paragraph" style:parent-style-name="Text_20_body">
      <style:paragraph-properties fo:text-align="center" style:justify-single-word="false" fo:break-before="page"/>
      <style:text-properties style:font-name="Arial"/>
    </style:style>
    <style:style style:name="P8" style:family="paragraph" style:parent-style-name="Text_20_body">
      <style:paragraph-properties fo:text-align="center" style:justify-single-word="false" fo:break-before="page"/>
      <style:text-properties style:font-name="Arial" fo:font-size="24pt"/>
    </style:style>
    <style:style style:name="P9" style:family="paragraph" style:parent-style-name="Text_20_body">
      <style:paragraph-properties fo:text-align="center" style:justify-single-word="false" fo:break-before="page"/>
      <style:text-properties style:font-name="Arial" fo:font-size="12pt" fo:font-weight="bold"/>
    </style:style>
    <style:style style:name="P10" style:family="paragraph" style:parent-style-name="Text_20_body">
      <style:paragraph-properties fo:margin-top="0in" fo:margin-bottom="0.1965in"/>
      <style:text-properties style:font-name="Arial" fo:font-weight="bold"/>
    </style:style>
    <style:style style:name="P11" style:family="paragraph" style:parent-style-name="Table_20_Contents">
      <style:text-properties style:font-name="Arial"/>
    </style:style>
    <style:style style:name="P12" style:family="paragraph" style:parent-style-name="Table_20_Contents">
      <style:paragraph-properties fo:text-align="center" style:justify-single-word="false"/>
      <style:text-properties style:font-name="Arial" fo:font-weight="bold"/>
    </style:style>
    <style:style style:name="P13" style:family="paragraph" style:parent-style-name="Table_20_Contents">
      <style:paragraph-properties fo:text-align="center" style:justify-single-word="false"/>
      <style:text-properties style:font-name="Arial"/>
    </style:style>
    <style:style style:name="P14" style:family="paragraph" style:parent-style-name="Contents_20_1">
      <style:paragraph-properties>
        <style:tab-stops>
          <style:tab-stop style:position="7.3189in" style:type="right" style:leader-style="dotted" style:leader-text="."/>
        </style:tab-stops>
      </style:paragraph-properties>
    </style:style>
    <style:style style:name="P15" style:family="paragraph" style:parent-style-name="Contents_20_2">
      <style:paragraph-properties>
        <style:tab-stops>
          <style:tab-stop style:position="7.122in" style:type="right" style:leader-style="dotted" style:leader-text="."/>
        </style:tab-stops>
      </style:paragraph-properties>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Text_20_body" style:master-page-name="HTML">
      <style:paragraph-properties fo:text-align="center" style:justify-single-word="false" style:page-number="auto"/>
      <style:text-properties style:font-name="Arial" fo:font-size="24pt"/>
    </style:style>
    <style:style style:name="P18" style:family="paragraph" style:parent-style-name="Text_20_body" style:list-style-name="L1">
      <style:paragraph-properties fo:text-align="start" style:justify-single-word="false"/>
      <style:text-properties style:font-name="Arial" fo:font-size="11pt" fo:font-weight="bold" style:font-size-asian="11pt" style:font-size-complex="11pt"/>
    </style:style>
    <style:style style:name="P19" style:family="paragraph" style:parent-style-name="Text_20_body" style:list-style-name="L1">
      <style:paragraph-properties fo:text-align="start" style:justify-single-word="false"/>
      <style:text-properties style:font-name="Arial" fo:font-weight="bold"/>
    </style:style>
    <style:style style:name="P20" style:family="paragraph" style:parent-style-name="Text_20_body" style:list-style-name="L1">
      <style:paragraph-properties fo:text-align="start" style:justify-single-word="false"/>
      <style:text-properties style:font-name="Arial" fo:font-weight="bold"/>
    </style:style>
    <style:style style:name="P21" style:family="paragraph" style:parent-style-name="Text_20_body" style:list-style-name="L1">
      <style:paragraph-properties fo:text-align="start" style:justify-single-word="false"/>
      <style:text-properties style:font-name="Arial" fo:font-weight="bold"/>
    </style:style>
    <style:style style:name="P22" style:family="paragraph" style:parent-style-name="Text_20_body" style:list-style-name="L1">
      <style:paragraph-properties fo:text-align="start" style:justify-single-word="false"/>
      <style:text-properties style:font-name="Arial" fo:font-weight="bold"/>
    </style:style>
    <style:style style:name="P23" style:family="paragraph" style:parent-style-name="Text_20_body" style:list-style-name="L1">
      <style:paragraph-properties fo:text-align="start" style:justify-single-word="false"/>
      <style:text-properties style:font-name="Arial" fo:font-weight="bold"/>
    </style:style>
    <style:style style:name="P24" style:family="paragraph" style:parent-style-name="Text_20_body" style:list-style-name="L1">
      <style:text-properties style:font-name="Arial" fo:font-weight="bold"/>
    </style:style>
    <style:style style:name="P25"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6"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7"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8"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9"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0"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1"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2"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3" style:family="paragraph" style:parent-style-name="Text_20_body">
      <style:paragraph-properties fo:text-align="start" style:justify-single-word="false"/>
      <style:text-properties style:font-name="Arial"/>
    </style:style>
    <style:style style:name="P34" style:family="paragraph" style:parent-style-name="Text_20_body" style:list-style-name="L1">
      <style:paragraph-properties fo:text-align="start" style:justify-single-word="false"/>
      <style:text-properties style:font-name="Arial"/>
    </style:style>
    <style:style style:name="P35" style:family="paragraph" style:parent-style-name="Text_20_body" style:list-style-name="L1">
      <style:paragraph-properties fo:text-align="start" style:justify-single-word="false"/>
      <style:text-properties style:font-name="Arial"/>
    </style:style>
    <style:style style:name="P36" style:family="paragraph" style:parent-style-name="Text_20_body" style:list-style-name="L1">
      <style:paragraph-properties fo:text-align="start" style:justify-single-word="false"/>
      <style:text-properties style:font-name="Arial"/>
    </style:style>
    <style:style style:name="P37" style:family="paragraph" style:parent-style-name="Text_20_body" style:list-style-name="L1">
      <style:paragraph-properties fo:text-align="start" style:justify-single-word="false"/>
      <style:text-properties style:font-name="Arial"/>
    </style:style>
    <style:style style:name="P38" style:family="paragraph" style:parent-style-name="Text_20_body" style:list-style-name="L1">
      <style:paragraph-properties fo:text-align="start" style:justify-single-word="false"/>
      <style:text-properties style:font-name="Arial"/>
    </style:style>
    <style:style style:name="P39" style:family="paragraph" style:parent-style-name="Text_20_body" style:list-style-name="L1">
      <style:paragraph-properties fo:text-align="start" style:justify-single-word="false"/>
      <style:text-properties style:font-name="Arial"/>
    </style:style>
    <style:style style:name="P40" style:family="paragraph" style:parent-style-name="Text_20_body" style:list-style-name="L1">
      <style:paragraph-properties fo:text-align="start" style:justify-single-word="false"/>
      <style:text-properties style:font-name="Arial"/>
    </style:style>
    <style:style style:name="P41" style:family="paragraph" style:parent-style-name="Text_20_body" style:list-style-name="L1">
      <style:paragraph-properties fo:text-align="start" style:justify-single-word="false"/>
      <style:text-properties style:font-name="Arial"/>
    </style:style>
    <style:style style:name="P42" style:family="paragraph" style:parent-style-name="Text_20_body" style:list-style-name="L1">
      <style:paragraph-properties fo:text-align="start" style:justify-single-word="false"/>
      <style:text-properties style:font-name="Arial"/>
    </style:style>
    <style:style style:name="P43" style:family="paragraph" style:parent-style-name="Text_20_body" style:list-style-name="L1">
      <style:paragraph-properties fo:text-align="start" style:justify-single-word="false"/>
      <style:text-properties style:font-name="Arial"/>
    </style:style>
    <style:style style:name="P44" style:family="paragraph" style:parent-style-name="Text_20_body" style:list-style-name="L1">
      <style:paragraph-properties fo:text-align="start" style:justify-single-word="false"/>
      <style:text-properties style:font-name="Arial"/>
    </style:style>
    <style:style style:name="P45" style:family="paragraph" style:parent-style-name="Text_20_body" style:list-style-name="L1">
      <style:paragraph-properties fo:text-align="start" style:justify-single-word="false"/>
      <style:text-properties style:font-name="Arial"/>
    </style:style>
    <style:style style:name="P46" style:family="paragraph" style:parent-style-name="Text_20_body" style:list-style-name="L1">
      <style:paragraph-properties fo:text-align="start" style:justify-single-word="false"/>
      <style:text-properties style:font-name="Arial"/>
    </style:style>
    <style:style style:name="P47" style:family="paragraph" style:parent-style-name="Text_20_body" style:list-style-name="L1">
      <style:paragraph-properties fo:text-align="start" style:justify-single-word="false"/>
      <style:text-properties style:font-name="Arial"/>
    </style:style>
    <style:style style:name="P48" style:family="paragraph" style:parent-style-name="Text_20_body" style:list-style-name="L1">
      <style:paragraph-properties fo:text-align="start" style:justify-single-word="false"/>
      <style:text-properties style:font-name="Arial"/>
    </style:style>
    <style:style style:name="P49" style:family="paragraph" style:parent-style-name="Text_20_body" style:list-style-name="L1">
      <style:paragraph-properties fo:text-align="start" style:justify-single-word="false"/>
      <style:text-properties style:font-name="Arial"/>
    </style:style>
    <style:style style:name="P50" style:family="paragraph" style:parent-style-name="Text_20_body" style:list-style-name="L1">
      <style:paragraph-properties fo:text-align="start" style:justify-single-word="false"/>
      <style:text-properties style:font-name="Arial"/>
    </style:style>
    <style:style style:name="P51" style:family="paragraph" style:parent-style-name="Text_20_body" style:list-style-name="L1">
      <style:paragraph-properties fo:text-align="start" style:justify-single-word="false"/>
      <style:text-properties style:font-name="Arial"/>
    </style:style>
    <style:style style:name="P52" style:family="paragraph" style:parent-style-name="Text_20_body" style:list-style-name="L1">
      <style:paragraph-properties fo:text-align="start" style:justify-single-word="false"/>
      <style:text-properties style:font-name="Arial"/>
    </style:style>
    <style:style style:name="P53" style:family="paragraph" style:parent-style-name="Text_20_body" style:list-style-name="L1">
      <style:paragraph-properties fo:text-align="start" style:justify-single-word="false"/>
      <style:text-properties style:font-name="Arial"/>
    </style:style>
    <style:style style:name="P54" style:family="paragraph" style:parent-style-name="Text_20_body" style:list-style-name="L1">
      <style:paragraph-properties fo:text-align="start" style:justify-single-word="false"/>
      <style:text-properties style:font-name="Arial"/>
    </style:style>
    <style:style style:name="P55" style:family="paragraph" style:parent-style-name="Text_20_body" style:list-style-name="L1">
      <style:paragraph-properties fo:text-align="start" style:justify-single-word="false"/>
      <style:text-properties style:font-name="Arial"/>
    </style:style>
    <style:style style:name="P56" style:family="paragraph" style:parent-style-name="Text_20_body" style:list-style-name="L1">
      <style:paragraph-properties fo:text-align="start" style:justify-single-word="false"/>
      <style:text-properties style:font-name="Arial"/>
    </style:style>
    <style:style style:name="P57" style:family="paragraph" style:parent-style-name="Text_20_body" style:list-style-name="L1">
      <style:paragraph-properties fo:text-align="start" style:justify-single-word="false"/>
      <style:text-properties style:font-name="Arial"/>
    </style:style>
    <style:style style:name="P58" style:family="paragraph" style:parent-style-name="Text_20_body" style:list-style-name="L1">
      <style:paragraph-properties fo:text-align="start" style:justify-single-word="false"/>
      <style:text-properties style:font-name="Arial"/>
    </style:style>
    <style:style style:name="P59" style:family="paragraph" style:parent-style-name="Text_20_body" style:list-style-name="L1">
      <style:paragraph-properties fo:text-align="start" style:justify-single-word="false"/>
      <style:text-properties style:font-name="Arial"/>
    </style:style>
    <style:style style:name="P60" style:family="paragraph" style:parent-style-name="Text_20_body" style:list-style-name="L1">
      <style:paragraph-properties fo:text-align="start" style:justify-single-word="false"/>
      <style:text-properties style:font-name="Arial"/>
    </style:style>
    <style:style style:name="P61" style:family="paragraph" style:parent-style-name="Text_20_body" style:list-style-name="L1">
      <style:paragraph-properties fo:text-align="start" style:justify-single-word="false"/>
      <style:text-properties style:font-name="Arial"/>
    </style:style>
    <style:style style:name="P62" style:family="paragraph" style:parent-style-name="Text_20_body" style:list-style-name="L1">
      <style:paragraph-properties fo:text-align="start" style:justify-single-word="false"/>
      <style:text-properties style:font-name="Arial"/>
    </style:style>
    <style:style style:name="P63" style:family="paragraph" style:parent-style-name="Text_20_body" style:list-style-name="L1">
      <style:paragraph-properties fo:text-align="start" style:justify-single-word="false"/>
      <style:text-properties style:font-name="Arial"/>
    </style:style>
    <style:style style:name="P64" style:family="paragraph" style:parent-style-name="Text_20_body" style:list-style-name="L1">
      <style:paragraph-properties fo:text-align="start" style:justify-single-word="false"/>
      <style:text-properties style:font-name="Arial"/>
    </style:style>
    <style:style style:name="P65" style:family="paragraph" style:parent-style-name="Text_20_body" style:list-style-name="L1">
      <style:paragraph-properties fo:text-align="start" style:justify-single-word="false"/>
      <style:text-properties style:font-name="Arial"/>
    </style:style>
    <style:style style:name="P66" style:family="paragraph" style:parent-style-name="Text_20_body" style:list-style-name="L1">
      <style:paragraph-properties fo:text-align="start" style:justify-single-word="false"/>
      <style:text-properties style:font-name="Arial"/>
    </style:style>
    <style:style style:name="P67" style:family="paragraph" style:parent-style-name="Text_20_body" style:list-style-name="L1">
      <style:paragraph-properties fo:text-align="start" style:justify-single-word="false"/>
      <style:text-properties style:font-name="Arial"/>
    </style:style>
    <style:style style:name="P68" style:family="paragraph" style:parent-style-name="Text_20_body" style:list-style-name="L1">
      <style:paragraph-properties fo:text-align="start" style:justify-single-word="false"/>
      <style:text-properties style:font-name="Arial"/>
    </style:style>
    <style:style style:name="P69" style:family="paragraph" style:parent-style-name="Text_20_body" style:list-style-name="L1">
      <style:paragraph-properties fo:text-align="start" style:justify-single-word="false"/>
      <style:text-properties style:font-name="Arial"/>
    </style:style>
    <style:style style:name="P70" style:family="paragraph" style:parent-style-name="Text_20_body" style:list-style-name="L1">
      <style:paragraph-properties fo:text-align="start" style:justify-single-word="false"/>
      <style:text-properties style:font-name="Arial"/>
    </style:style>
    <style:style style:name="P71" style:family="paragraph" style:parent-style-name="Text_20_body" style:list-style-name="L1">
      <style:paragraph-properties fo:text-align="start" style:justify-single-word="false"/>
      <style:text-properties style:font-name="Arial"/>
    </style:style>
    <style:style style:name="P72" style:family="paragraph" style:parent-style-name="Text_20_body" style:list-style-name="L1">
      <style:paragraph-properties fo:text-align="start" style:justify-single-word="false"/>
      <style:text-properties style:font-name="Arial"/>
    </style:style>
    <style:style style:name="P73" style:family="paragraph" style:parent-style-name="Text_20_body" style:list-style-name="L1">
      <style:paragraph-properties fo:text-align="start" style:justify-single-word="false"/>
      <style:text-properties style:font-name="Arial"/>
    </style:style>
    <style:style style:name="P74" style:family="paragraph" style:parent-style-name="Text_20_body" style:list-style-name="L1">
      <style:paragraph-properties fo:text-align="start" style:justify-single-word="false"/>
      <style:text-properties style:font-name="Arial"/>
    </style:style>
    <style:style style:name="P75" style:family="paragraph" style:parent-style-name="Text_20_body" style:list-style-name="L1">
      <style:paragraph-properties fo:text-align="start" style:justify-single-word="false"/>
      <style:text-properties style:font-name="Arial"/>
    </style:style>
    <style:style style:name="P76" style:family="paragraph" style:parent-style-name="Text_20_body" style:list-style-name="L1">
      <style:paragraph-properties fo:text-align="start" style:justify-single-word="false"/>
      <style:text-properties style:font-name="Arial"/>
    </style:style>
    <style:style style:name="P77" style:family="paragraph" style:parent-style-name="Text_20_body" style:list-style-name="L1">
      <style:paragraph-properties fo:text-align="start" style:justify-single-word="false"/>
      <style:text-properties style:font-name="Arial"/>
    </style:style>
    <style:style style:name="P78" style:family="paragraph" style:parent-style-name="Text_20_body" style:list-style-name="L1">
      <style:paragraph-properties fo:text-align="start" style:justify-single-word="false"/>
      <style:text-properties style:font-name="Arial"/>
    </style:style>
    <style:style style:name="P79" style:family="paragraph" style:parent-style-name="Text_20_body" style:list-style-name="L1">
      <style:paragraph-properties fo:text-align="start" style:justify-single-word="false"/>
      <style:text-properties style:font-name="Arial"/>
    </style:style>
    <style:style style:name="P80" style:family="paragraph" style:parent-style-name="Text_20_body" style:list-style-name="L1">
      <style:paragraph-properties fo:text-align="start" style:justify-single-word="false"/>
      <style:text-properties style:font-name="Arial"/>
    </style:style>
    <style:style style:name="P81" style:family="paragraph" style:parent-style-name="Text_20_body" style:list-style-name="L1">
      <style:paragraph-properties fo:text-align="start" style:justify-single-word="false"/>
      <style:text-properties style:font-name="Arial"/>
    </style:style>
    <style:style style:name="P82" style:family="paragraph" style:parent-style-name="Text_20_body" style:list-style-name="L1">
      <style:paragraph-properties fo:text-align="start" style:justify-single-word="false"/>
      <style:text-properties style:font-name="Arial"/>
    </style:style>
    <style:style style:name="P83" style:family="paragraph" style:parent-style-name="Text_20_body" style:list-style-name="L1">
      <style:paragraph-properties fo:text-align="start" style:justify-single-word="false"/>
      <style:text-properties style:font-name="Arial"/>
    </style:style>
    <style:style style:name="P84" style:family="paragraph" style:parent-style-name="Text_20_body" style:list-style-name="L1">
      <style:paragraph-properties fo:text-align="start" style:justify-single-word="false"/>
      <style:text-properties style:font-name="Arial"/>
    </style:style>
    <style:style style:name="P85" style:family="paragraph" style:parent-style-name="Text_20_body" style:list-style-name="L1">
      <style:paragraph-properties fo:text-align="start" style:justify-single-word="false"/>
      <style:text-properties style:font-name="Arial"/>
    </style:style>
    <style:style style:name="P86" style:family="paragraph" style:parent-style-name="Text_20_body" style:list-style-name="L1">
      <style:paragraph-properties fo:text-align="start" style:justify-single-word="false"/>
      <style:text-properties style:font-name="Arial"/>
    </style:style>
    <style:style style:name="P87" style:family="paragraph" style:parent-style-name="Text_20_body" style:list-style-name="L1">
      <style:paragraph-properties fo:text-align="start" style:justify-single-word="false"/>
      <style:text-properties style:font-name="Arial"/>
    </style:style>
    <style:style style:name="P88" style:family="paragraph" style:parent-style-name="Text_20_body" style:list-style-name="L1">
      <style:paragraph-properties fo:text-align="start" style:justify-single-word="false"/>
      <style:text-properties style:font-name="Arial"/>
    </style:style>
    <style:style style:name="P89" style:family="paragraph" style:parent-style-name="Text_20_body" style:list-style-name="L1">
      <style:paragraph-properties fo:text-align="start" style:justify-single-word="false"/>
      <style:text-properties style:font-name="Arial"/>
    </style:style>
    <style:style style:name="P90" style:family="paragraph" style:parent-style-name="Text_20_body" style:list-style-name="L1">
      <style:paragraph-properties fo:text-align="start" style:justify-single-word="false"/>
      <style:text-properties style:font-name="Arial"/>
    </style:style>
    <style:style style:name="P91" style:family="paragraph" style:parent-style-name="Text_20_body" style:list-style-name="L1">
      <style:paragraph-properties fo:text-align="start" style:justify-single-word="false"/>
      <style:text-properties style:font-name="Arial"/>
    </style:style>
    <style:style style:name="P92" style:family="paragraph" style:parent-style-name="Text_20_body" style:list-style-name="L1">
      <style:paragraph-properties fo:text-align="start" style:justify-single-word="false"/>
      <style:text-properties style:font-name="Arial"/>
    </style:style>
    <style:style style:name="P93" style:family="paragraph" style:parent-style-name="Text_20_body" style:list-style-name="L1">
      <style:paragraph-properties fo:text-align="start" style:justify-single-word="false"/>
      <style:text-properties style:font-name="Arial"/>
    </style:style>
    <style:style style:name="P94" style:family="paragraph" style:parent-style-name="Text_20_body" style:list-style-name="L1">
      <style:paragraph-properties fo:text-align="start" style:justify-single-word="false"/>
      <style:text-properties style:font-name="Arial"/>
    </style:style>
    <style:style style:name="P95" style:family="paragraph" style:parent-style-name="Text_20_body" style:list-style-name="L1">
      <style:paragraph-properties fo:text-align="start" style:justify-single-word="false"/>
      <style:text-properties style:font-name="Arial"/>
    </style:style>
    <style:style style:name="P96" style:family="paragraph" style:parent-style-name="Text_20_body" style:list-style-name="L1">
      <style:paragraph-properties fo:text-align="start" style:justify-single-word="false"/>
      <style:text-properties style:font-name="Arial"/>
    </style:style>
    <style:style style:name="P97" style:family="paragraph" style:parent-style-name="Text_20_body" style:list-style-name="L1">
      <style:paragraph-properties fo:text-align="start" style:justify-single-word="false"/>
      <style:text-properties style:font-name="Arial"/>
    </style:style>
    <style:style style:name="P98" style:family="paragraph" style:parent-style-name="Text_20_body" style:list-style-name="L1">
      <style:paragraph-properties fo:text-align="start" style:justify-single-word="false"/>
      <style:text-properties style:font-name="Arial"/>
    </style:style>
    <style:style style:name="P99" style:family="paragraph" style:parent-style-name="Text_20_body" style:list-style-name="L1">
      <style:paragraph-properties fo:text-align="start" style:justify-single-word="false"/>
      <style:text-properties style:font-name="Arial"/>
    </style:style>
    <style:style style:name="P100" style:family="paragraph" style:parent-style-name="Text_20_body" style:list-style-name="L1">
      <style:paragraph-properties fo:text-align="start" style:justify-single-word="false"/>
      <style:text-properties style:font-name="Arial"/>
    </style:style>
    <style:style style:name="P101" style:family="paragraph" style:parent-style-name="Text_20_body" style:list-style-name="L1">
      <style:paragraph-properties fo:text-align="start" style:justify-single-word="false"/>
      <style:text-properties style:font-name="Arial"/>
    </style:style>
    <style:style style:name="P102" style:family="paragraph" style:parent-style-name="Text_20_body" style:list-style-name="L1">
      <style:paragraph-properties fo:text-align="start" style:justify-single-word="false"/>
      <style:text-properties style:font-name="Arial"/>
    </style:style>
    <style:style style:name="P103" style:family="paragraph" style:parent-style-name="Text_20_body" style:list-style-name="L1">
      <style:paragraph-properties fo:text-align="start" style:justify-single-word="false"/>
      <style:text-properties style:font-name="Arial"/>
    </style:style>
    <style:style style:name="P104" style:family="paragraph" style:parent-style-name="Text_20_body" style:list-style-name="L1">
      <style:paragraph-properties fo:text-align="start" style:justify-single-word="false"/>
      <style:text-properties style:font-name="Arial"/>
    </style:style>
    <style:style style:name="P105" style:family="paragraph" style:parent-style-name="Text_20_body" style:list-style-name="L1">
      <style:paragraph-properties fo:text-align="start" style:justify-single-word="false"/>
      <style:text-properties style:font-name="Arial"/>
    </style:style>
    <style:style style:name="P106" style:family="paragraph" style:parent-style-name="Text_20_body" style:list-style-name="L1">
      <style:paragraph-properties fo:text-align="start" style:justify-single-word="false"/>
      <style:text-properties style:font-name="Arial"/>
    </style:style>
    <style:style style:name="P107" style:family="paragraph" style:parent-style-name="Text_20_body" style:list-style-name="L1">
      <style:paragraph-properties fo:text-align="start" style:justify-single-word="false"/>
      <style:text-properties style:font-name="Arial"/>
    </style:style>
    <style:style style:name="P108" style:family="paragraph" style:parent-style-name="Text_20_body" style:list-style-name="L1">
      <style:paragraph-properties fo:text-align="start" style:justify-single-word="false"/>
      <style:text-properties style:font-name="Arial"/>
    </style:style>
    <style:style style:name="P10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0"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31"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32"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33" style:family="paragraph" style:parent-style-name="Text_20_body">
      <style:paragraph-properties fo:text-align="center" style:justify-single-word="false"/>
      <style:text-properties style:font-name="Arial"/>
    </style:style>
    <style:style style:name="P134" style:family="paragraph" style:parent-style-name="Text_20_body" style:list-style-name="L1">
      <style:paragraph-properties fo:text-align="center" style:justify-single-word="false"/>
      <style:text-properties style:font-name="Arial"/>
    </style:style>
    <style:style style:name="P135" style:family="paragraph" style:parent-style-name="Text_20_body" style:list-style-name="L1">
      <style:paragraph-properties fo:text-align="start" style:justify-single-word="false"/>
      <style:text-properties style:font-name="Arial" style:language-asian="ja" style:country-asian="JP"/>
    </style:style>
    <style:style style:name="P136" style:family="paragraph" style:parent-style-name="Text_20_body" style:list-style-name="L1">
      <style:paragraph-properties fo:text-align="start" style:justify-single-word="false"/>
      <style:text-properties style:font-name="Arial" style:language-asian="ja" style:country-asian="JP"/>
    </style:style>
    <style:style style:name="P137" style:family="paragraph" style:parent-style-name="Text_20_body" style:list-style-name="L1">
      <style:paragraph-properties fo:text-align="start" style:justify-single-word="false"/>
      <style:text-properties style:font-name="Arial" style:language-asian="ja" style:country-asian="JP"/>
    </style:style>
    <style:style style:name="P138" style:family="paragraph" style:parent-style-name="Text_20_body" style:list-style-name="L1">
      <style:paragraph-properties fo:text-align="start" style:justify-single-word="false"/>
      <style:text-properties style:font-name="Arial" style:language-asian="ja" style:country-asian="JP"/>
    </style:style>
    <style:style style:name="P139" style:family="paragraph" style:parent-style-name="Text_20_body" style:list-style-name="L1">
      <style:paragraph-properties fo:text-align="start" style:justify-single-word="false"/>
      <style:text-properties style:font-name="Arial" style:language-asian="ja" style:country-asian="JP"/>
    </style:style>
    <style:style style:name="P140" style:family="paragraph" style:parent-style-name="Text_20_body" style:list-style-name="L1">
      <style:paragraph-properties fo:text-align="start" style:justify-single-word="false"/>
      <style:text-properties style:font-name="Arial" style:language-asian="ja" style:country-asian="JP"/>
    </style:style>
    <style:style style:name="P141" style:family="paragraph" style:parent-style-name="Text_20_body" style:list-style-name="L1">
      <style:paragraph-properties fo:text-align="start" style:justify-single-word="false"/>
      <style:text-properties style:font-name="Arial" style:language-asian="ja" style:country-asian="JP"/>
    </style:style>
    <style:style style:name="P142" style:family="paragraph" style:parent-style-name="Text_20_body" style:list-style-name="L1">
      <style:paragraph-properties fo:text-align="start" style:justify-single-word="false"/>
      <style:text-properties style:font-name="Arial" style:language-asian="ja" style:country-asian="JP"/>
    </style:style>
    <style:style style:name="T1" style:family="text">
      <style:text-properties fo:font-size="24pt"/>
    </style:style>
    <style:style style:name="T2" style:family="text">
      <style:text-properties fo:font-size="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style:language-asian="ja" style:country-asian="JP"/>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Dự án trò chơi mã nguồn mở</text:p>
      <text:p text:style-name="P1"/>
      <text:p text:style-name="P1"/>
      <text:p text:style-name="P1"/>
      <text:p text:style-name="P1"/>
      <text:p text:style-name="P1"/>
      <text:p text:style-name="P1"/>
      <text:p text:style-name="P3"><text:bookmark text:name="qwem6"/><text:span text:style-name="T6">Tài liệu thiết kế sơ bộ</text:span><text:bookmark text:name="tfn11"/><text:span text:style-name="T1"><text:line-break/></text:span></text:p>
      <text:p text:style-name="P3"><text:bookmark text:name="a3-i1"/><text:bookmark text:name="qwem7"/><text:bookmark text:name="uu9f1"/><text:span text:style-name="T1"><text:line-break/></text:span><text:bookmark text:name="a3-i2"/><text:span text:style-name="T1">Anh Hùng Việt - Đánh hay hàng<text:line-break/></text:span><text:span text:style-name="T3">Đi tìm cuội nguồn sức mạnh!</text:span></text:p>
      <text:p text:style-name="P6"><text:bookmark text:name="qwem10"/><text:line-break/></text:p>
      <text:p text:style-name="P2"/>
      <text:p text:style-name="P2"/>
      <text:p text:style-name="P2"/>
      <text:p text:style-name="P2"/>
      <text:p text:style-name="P2"/>
      <text:p text:style-name="P4"><text:bookmark text:name="t80h0"/><text:bookmark text:name="hiev0"/><text:span text:style-name="T1"><text:line-break/>Tài liệu thiết kế sơ bộ</text:span><text:bookmark text:name="hiev1"/><text:line-break/><text:bookmark text:name="y_990"/><text:span text:style-name="T2">Phiên bản </text:span><text:bookmark text:name="fe920"/><text:span text:style-name="T2">1.0</text:span></text:p>
      <text:p text:style-name="P7"><text:bookmark text:name="pq4x0"/><text:line-break/></text:p>
      <text:p text:style-name="P1"/>
      <text:p text:style-name="P1"/>
      <text:p text:style-name="P1"/>
      <text:p text:style-name="P1"/>
      <text:p text:style-name="P1"/>
      <text:p text:style-name="P1"/>
      <text:p text:style-name="P1"/>
      <text:p text:style-name="P1"><text:toc-mark-start text:id="IMark41573276" text:outline-level="1"/>Lịch sử các phiên bản<text:toc-mark-end text:id="IMark41573276"/></text:p>
      <text:section text:style-name="Sect1" text:name="dn:-0">
        <text:section text:style-name="Sect1" text:name="e-jz0">
          <table:table table:name="Table1" table:style-name="Table1">
            <table:table-column table:style-name="Table1.A" table:number-columns-repeated="4"/>
            <table:table-row>
              <table:table-cell table:style-name="Table1.A1" office:value-type="string">
                <text:p text:style-name="P12"><text:bookmark text:name="ufvy0"/><text:bookmark text:name="e-jz3"/>Thời gian</text:p>
              </table:table-cell>
              <table:table-cell table:style-name="Table1.A1" office:value-type="string">
                <text:p text:style-name="P12"><text:bookmark text:name="ufvy1"/><text:bookmark text:name="e-jz6"/><text:bookmark text:name="e-jz7"/>Phiên bản</text:p>
              </table:table-cell>
              <table:table-cell table:style-name="Table1.A1" office:value-type="string">
                <text:p text:style-name="P12"><text:bookmark text:name="ufvy2"/><text:bookmark text:name="e-jz8"/><text:bookmark text:name="e-jz9"/>Mô tả</text:p>
              </table:table-cell>
              <table:table-cell table:style-name="Table1.D1" office:value-type="string">
                <text:p text:style-name="P12"><text:bookmark text:name="ufvy3"/><text:bookmark text:name="e-jz10"/><text:bookmark text:name="e-jz12"/><text:bookmark text:name="e-jz11"/>Tác giả</text:p>
              </table:table-cell>
            </table:table-row>
            <table:table-row>
              <table:table-cell table:style-name="Table1.A2" office:value-type="string">
                <text:p text:style-name="P13"><text:bookmark text:name="e-jz14"/>15:39 16/05/2008 </text:p>
              </table:table-cell>
              <table:table-cell table:style-name="Table1.A2" office:value-type="string">
                <text:p text:style-name="P13"><text:bookmark text:name="e-jz15"/><text:bookmark text:name="e-jz16"/>Draw</text:p>
              </table:table-cell>
              <table:table-cell table:style-name="Table1.A2" office:value-type="string">
                <text:p text:style-name="P13"><text:bookmark text:name="e-jz17"/><text:bookmark text:name="e-jz18"/>Tạo layout sơ khởi</text:p>
              </table:table-cell>
              <table:table-cell table:style-name="Table1.D2" office:value-type="string">
                <text:p text:style-name="P13">[FOS] Đỗ Quốc Khánh</text:p>
              </table:table-cell>
            </table:table-row>
            <table:table-row>
              <table:table-cell table:style-name="Table1.A2" office:value-type="string">
                <text:p text:style-name="P13"><text:bookmark text:name="e-jz22"/><text:bookmark text:name="e-jz23"/>1:30 5/21/2008</text:p>
              </table:table-cell>
              <table:table-cell table:style-name="Table1.A2" office:value-type="string">
                <text:p text:style-name="P13"><text:bookmark text:name="e-jz24"/><text:bookmark text:name="e-jz25"/>Version 1.0</text:p>
              </table:table-cell>
              <table:table-cell table:style-name="Table1.A2" office:value-type="string">
                <text:p text:style-name="P11"><text:bookmark text:name="e-jz26"/><text:bookmark text:name="e-jz27"/></text:p>
              </table:table-cell>
              <table:table-cell table:style-name="Table1.D2" office:value-type="string">
                <text:p text:style-name="P13"><text:bookmark text:name="e-jz28"/>[FOS] Đỗ Quốc Khánh</text:p>
              </table:table-cell>
            </table:table-row>
          </table:table>
        </text:section>
        <text:p text:style-name="P3"/>
        <text:p text:style-name="P8"><text:bookmark text:name="f5sz4"/><text:bookmark text:name="f5sz3"/><text:toc-mark-start text:id="IMark41847880" text:outline-level="1"/>Mục lục<text:bookmark text:name="dhgn1"/><text:toc-mark-end text:id="IMark41847880"/></text:p>
      </text:section>
      <text:p text:style-name="P10"><text:bookmark text:name="c5050"/><text:bookmark text:name="ufvy6"/><text:bookmark text:name="z68h4"/><text:bookmark text:name="d_4k2"/><text:line-break/></text:p>
      <text:table-of-content text:style-name="Sect2" text:protected="true" text:name="Mục lục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Lịch sử các phiên bản<text:tab/>3</text:p>
          <text:p text:style-name="P14">Mục lục<text:tab/>4</text:p>
          <text:p text:style-name="P14">Yêu cầu/đặc tả kỹ thuật<text:tab/>5</text:p>
          <text:p text:style-name="P14">Yêu cầu/đặc tả kỹ thuật<text:tab/>5</text:p>
          <text:p text:style-name="P14">Yêu cầu/đặc tả kỹ thuật<text:tab/>5</text:p>
          <text:p text:style-name="P15">Đồ họa<text:tab/>5</text:p>
          <text:p text:style-name="P14">Đồ họa<text:tab/>5</text:p>
          <text:p text:style-name="P15">Game play<text:tab/>5</text:p>
          <text:p text:style-name="P15">Chế độ chơi đơn và nhiều người chơi<text:tab/>5</text:p>
          <text:p text:style-name="P15">Yêu cầu phần cứng<text:tab/>5</text:p>
          <text:p text:style-name="P15">Game setting<text:tab/>5</text:p>
          <text:p text:style-name="P14">Cốt truyện và kịch bản trò chơi<text:tab/>5</text:p>
          <text:p text:style-name="P15">Cốt truyện<text:tab/>5</text:p>
          <text:p text:style-name="P15">Storyboard for the game's FMV (Full motion video) intro.<text:tab/>6</text:p>
          <text:p text:style-name="P14">Nhân vật trong trò chơi<text:tab/>6</text:p>
          <text:p text:style-name="P15">Các nhân vật chính (chưa hoàn thành)<text:tab/>6</text:p>
          <text:p text:style-name="P15">Thuộc tính cơ bản<text:tab/>6</text:p>
          <text:p text:style-name="P14">Game environments and mission<text:tab/>6</text:p>
          <text:p text:style-name="P15">Danh sách các vùng miền<text:tab/>6</text:p>
          <text:p text:style-name="P15">Danh sách các nhiệm vụ tại mỗi vùng:<text:tab/>6</text:p>
          <text:p text:style-name="P14">Vũ khí, thiết bị hỗ trợ<text:tab/>6</text:p>
          <text:p text:style-name="P15">Danh sách<text:tab/>6</text:p>
          <text:p text:style-name="P15">Thuộc tính của vũ khí, thiết bị<text:tab/>6</text:p>
          <text:p text:style-name="P15"><text:s/>Bẫy, chất nổ, đồ phụ trợ<text:tab/>6</text:p>
          <text:p text:style-name="P14">Quái vật<text:tab/>6</text:p>
          <text:p text:style-name="P15">Danh sách quái vật<text:tab/>6</text:p>
          <text:p text:style-name="P15">Thuộc tính của quái vật<text:tab/>6</text:p>
          <text:p text:style-name="P14">Các thao tác, hành động<text:tab/>6</text:p>
          <text:p text:style-name="P15">Danh sách các hành động<text:tab/>6</text:p>
          <text:p text:style-name="P15">Danh sách các loại di chuyển<text:tab/>6</text:p>
          <text:p text:style-name="P15">The secret and special-purpose moves appearing in specific situations.<text:tab/>6</text:p>
        </text:index-body>
      </text:table-of-content>
      <text:p text:style-name="P10"/>
      <text:p text:style-name="P9"/>
      <text:list text:style-name="L1">
        <text:list-item>
          <text:p text:style-name="P18"><text:toc-mark-start text:id="IMark41573276" text:outline-level="1"/><text:toc-mark-start text:id="IMark41847880" text:outline-level="1"/><text:toc-mark-start text:id="IMark41686692" text:outline-level="1"/>Yêu cầu/đặc tả kỹ thuật<text:toc-mark-end text:id="IMark41686692"/><text:toc-mark-end text:id="IMark41847880"/><text:toc-mark-end text:id="IMark41573276"/></text:p>
        </text:list-item>
      </text:list>
      <text:list text:style-name="L1">
        <text:list-item text:start-value="1">
          <text:list>
            <text:list-item text:start-value="1">
              <text:p text:style-name="P19"><text:toc-mark-start text:id="IMark41573276" text:outline-level="2"/><text:toc-mark-start text:id="IMark41847880" text:outline-level="1"/>Đồ họa<text:toc-mark-end text:id="IMark41847880"/><text:toc-mark-end text:id="IMark41573276"/></text:p>
              <text:list>
                <text:list-item>
                  <text:p text:style-name="P34">Tốc độ khung hình: Yêu cầu đạt tối thiếu trung bình 20 khung hình/s </text:p>
                </text:list-item>
                <text:list-item>
                  <text:p text:style-name="P34">Độ phân giải của texture: 256x256</text:p>
                </text:list-item>
                <text:list-item>
                  <text:p text:style-name="P109">Độ sâu màu của texture: <text:span text:style-name="T7">32</text:span> bits</text:p>
                </text:list-item>
              </text:list>
            </text:list-item>
            <text:list-item>
              <text:p text:style-name="P24"><text:toc-mark-start text:id="IMark41573276" text:outline-level="2"/>Game play<text:toc-mark-end text:id="IMark41573276"/></text:p>
              <text:list>
                <text:list-item>
                  <text:p text:style-name="P34">Số người chơi: Một người</text:p>
                </text:list-item>
                <text:list-item>
                  <text:p text:style-name="P34">Camera: góc nhìn thứ ba</text:p>
                </text:list-item>
              </text:list>
            </text:list-item>
            <text:list-item>
              <text:p text:style-name="P34"><text:bookmark text:name="sf1-1"/><text:s/><text:toc-mark-start text:id="IMark41573276" text:outline-level="2"/><text:span text:style-name="T5">Chế độ chơi đơn và nhiều người chơi</text:span><text:toc-mark-end text:id="IMark41573276"/></text:p>
              <text:list>
                <text:list-item>
                  <text:p text:style-name="P109">Chỉ hỗ trợ màn chơi đơn</text:p>
                </text:list-item>
              </text:list>
            </text:list-item>
            <text:list-item>
              <text:p text:style-name="P25"><text:s/><text:toc-mark-start text:id="IMark41573276" text:outline-level="2"/>Yêu cầu phần cứng<text:toc-mark-end text:id="IMark41573276"/></text:p>
              <text:list>
                <text:list-item>
                  <text:p text:style-name="P109">Card đồ họa: Card 3D với <text:span text:style-name="T7">64</text:span>MB bộ nhớ tối thiểu</text:p>
                </text:list-item>
                <text:list-item>
                  <text:p text:style-name="P109">CPU: Tối thiểu Intel Pentium III 800MHz hoặc AMD Athlon 800 MHz</text:p>
                </text:list-item>
                <text:list-item>
                  <text:p text:style-name="P109">RAM: Tối thiểu 512 MB Ram hệ thống</text:p>
                </text:list-item>
                <text:list-item>
                  <text:p text:style-name="P109">DirectX 9.0c trở lên với driver cho card đồ họa mới nhất</text:p>
                </text:list-item>
                <text:list-item>
                  <text:p text:style-name="P109">Ổ cứng: Dung lượng trống từ 100-500Mb</text:p>
                </text:list-item>
              </text:list>
            </text:list-item>
            <text:list-item>
              <text:p text:style-name="P19"><text:s/><text:toc-mark-start text:id="IMark41573276" text:outline-level="2"/>Game setting<text:toc-mark-end text:id="IMark41573276"/></text:p>
              <text:list>
                <text:list-item>
                  <text:p text:style-name="P34">Độ phân giải: 800x600, 1024x768</text:p>
                </text:list-item>
                <text:list-item>
                  <text:p text:style-name="P34">Khử răng cưa: Bật, tắt</text:p>
                </text:list-item>
                <text:list-item>
                  <text:p text:style-name="P34">Đổ bóng: bật, tắt</text:p>
                </text:list-item>
                <text:list-item>
                  <text:p text:style-name="P34">Độ sáng màn hình: 1-100 </text:p>
                </text:list-item>
                <text:list-item>
                  <text:p text:style-name="P34">Âm thanh: Bật, tắt </text:p>
                </text:list-item>
                <text:list-item>
                  <text:p text:style-name="P34">Độ lớn âm thanh : 1-100 </text:p>
                </text:list-item>
                <text:list-item>
                  <text:p text:style-name="P34">Đồng bộ với màn hình: Bật tắt </text:p>
                  <text:p text:style-name="P34"/>
                </text:list-item>
              </text:list>
            </text:list-item>
          </text:list>
        </text:list-item>
        <text:list-item>
          <text:p text:style-name="P19"><text:toc-mark-start text:id="IMark41573276" text:outline-level="1"/>Cốt truyện và kịch bản trò chơi<text:toc-mark-end text:id="IMark41573276"/></text:p>
          <text:list>
            <text:list-item>
              <text:p text:style-name="P19"><text:toc-mark-start text:id="IMark41573276" text:outline-level="2"/>Tư tưởng<text:toc-mark-end text:id="IMark41573276"/></text:p>
              <text:list>
                <text:list-item>
                  <text:p text:style-name="P109">Cuộc đối đầu giữa ba thế lực: Dũng sĩ Việt cổ, <text:span text:style-name="T7">Các thầy cúng</text:span> và bọn ma, quỷ hoang dã</text:p>
                </text:list-item>
                <text:list-item>
                  <text:p text:style-name="P109">Là cuộc đối đầu <text:span text:style-name="T7">giữa</text:span> lòng tin và sự yêu chuộng hòa bình <text:span text:style-name="T7">với sự sợ hãi và cái ác</text:span></text:p>
                  <text:p text:style-name="P109"><text:s/></text:p>
                </text:list-item>
              </text:list>
            </text:list-item>
            <text:list-item>
              <text:p text:style-name="P34"><text:bookmark text:name="gazu7"/><text:span text:style-name="T4"><text:s/></text:span><text:toc-mark-start text:id="IMark41573276" text:outline-level="2"/><text:span text:style-name="T4">Cốt truyện</text:span><text:toc-mark-end text:id="IMark41573276"/></text:p>
              <text:list>
                <text:list-item>
                  <text:p text:style-name="P34">Nội dung:</text:p>
                  <text:p text:style-name="P34">Đầu thế kỷ thứ nhất, những lời đồn đại về một bí quyết du hành xuyên thời gian ẩn giấu những họa tiết kì bí trên trống đồng phương Nam đã tới tai vua phương bắc lúc bấy giờ. Lập tức, hắn cho cử một đội quân lính hùng hậu và nhiều pháp sư giỏi xuống phương Nam, quyết tâm t<text:span text:style-name="T7">âm</text:span> đánh chiếm và <text:span text:style-name="T7">tìm cách</text:span> giải mã bí quyết kì diệu. <text:line-break/><text:line-break/>Hồi đó, thành Cổ Loa của người Việt tuy bằng đất đá nhưng đã rất cao và vững chắc. Nỗ lực đánh chiếm của quân ngoại bang đã nhanh chóng thất bại và chúng quay sang làm hại dân thường, <text:span text:style-name="T7">thêm vào sự lộng hành của ma quỷ khiến</text:span> vùng ngoại <text:span text:style-name="T7">thành</text:span> trở nên vô cùng bất ổn. </text:p>
                  <text:p text:style-name="P34"><text:line-break/><text:span text:style-name="T5">Màn 1:</text:span><text:line-break/>Quân địch đã vào tới vòng thành thứ hai của thành Cổ Loa, nhiệm vụ của bạn là phải đánh đuổi chúng ra khỏi vòng thành này và canh giữ cho tới khi quân lính sửa xong cổng thành..<text:line-break/><text:line-break/><text:span text:style-name="T5">Màn 2:</text:span><text:line-break/>Quân địch đang rất hoang mang, bạn phải nhanh chóng tìm gặp cho được người Thầy cũ, xin Thầy bí quyết hóa giải năng lực tiềm ẩn của bạn. Sau đó tham gia đuổi giặc về nước.<text:line-break/></text:p>
                  <text:p text:style-name="P19"/>
                </text:list-item>
              </text:list>
            </text:list-item>
            <text:list-item>
              <text:p text:style-name="P34"><text:span text:style-name="T4"><text:s/></text:span><text:toc-mark-start text:id="IMark41573276" text:outline-level="2"/><text:span text:style-name="T4">Storyboard for the game's FMV (Full motion video) intro.</text:span><text:toc-mark-end text:id="IMark41573276"/></text:p>
              <text:list>
                <text:list-item>
                  <text:p text:style-name="P109">Ý tưởng</text:p>
                  <text:p text:style-name="P109">Đầu tiên vào game là cảnh mặt trời mọc lên trên tòa thành, sau đó camera bay lên đỉnh, hướng camera lấy trọn cảnh đồng quê sau thành, tên game hiện ra trên đồng lúa xanh mướt. Khi tên game mờ đi, camera quay lại, lao từ trên đỉnh thành xuống cổng, chạy 1 vòng quanh thành. Đang chạy được một nửa thì rung lắc camera dữ dội. Quái vật chính chém làm nứt màn hình. Camera quay 90 độ nằm bẹp dưới đất. Quái vật chính bỏ đi, cảnh vật trở nên tối mù và một lần nữa tên game hiện ra: Fight or surrender?</text:p>
                  <text:p text:style-name="P109"/>
                </text:list-item>
              </text:list>
            </text:list-item>
          </text:list>
        </text:list-item>
        <text:list-item>
          <text:p text:style-name="P25"><text:toc-mark-start text:id="IMark41573276" text:outline-level="1"/>Nhân vật trong trò chơi<text:toc-mark-end text:id="IMark41573276"/></text:p>
          <text:list>
            <text:list-item>
              <text:p text:style-name="P34"><text:s/><text:toc-mark-start text:id="IMark41573276" text:outline-level="2"/><text:span text:style-name="T5">Các nhân vật chính</text:span><text:toc-mark-end text:id="IMark41573276"/></text:p>
              <text:list>
                <text:list-item>
                  <text:p text:style-name="P34"><text:soft-page-break/>Tráng sĩ Đất Việt : Là người con ưu tú của dân tộc Việt, với một trái tim lương thiện, yêu chuộng hòa bình.</text:p>
                  <text:list>
                    <text:list-item>
                      <text:p text:style-name="P34">Phác họa</text:p>
                      <text:p text:style-name="P134"><draw:frame draw:style-name="fr2" draw:name="đồ họa1" text:anchor-type="paragraph" svg:width="2.0902in" svg:height="2.7575in" draw:z-index="2"><draw:image xlink:href="Pictures/20000007000038D900004B5941D3C37B.svm" xlink:type="simple" xlink:show="embed" xlink:actuate="onLoad"/></draw:frame></text:p>
                    </text:list-item>
                    <text:list-item>
                      <text:p text:style-name="P34">Giới thiệu</text:p>
                      <text:list>
                        <text:list-item>
                          <text:p text:style-name="P34">Xuất sứ</text:p>
                        </text:list-item>
                        <text:list-item>
                          <text:p text:style-name="P34">Lý tưởng</text:p>
                        </text:list-item>
                        <text:list-item>
                          <text:p text:style-name="P34">Khả năng</text:p>
                        </text:list-item>
                      </text:list>
                    </text:list-item>
                  </text:list>
                </text:list-item>
              </text:list>
            </text:list-item>
          </text:list>
        </text:list-item>
      </text:list>
      <text:p text:style-name="P3"/>
      <text:list text:style-name="L1" text:continue-numbering="true">
        <text:list-item>
          <text:list text:continue-numbering="true">
            <text:list-item>
              <text:list text:continue-numbering="true">
                <text:list-item>
                  <text:p text:style-name="P34">Cô gái tướng Quân</text:p>
                  <text:list>
                    <text:list-item>
                      <text:p text:style-name="P34">Phác họa</text:p>
                    </text:list-item>
                  </text:list>
                </text:list-item>
              </text:list>
            </text:list-item>
          </text:list>
        </text:list-item>
      </text:list>
      <text:p text:style-name="P3"><draw:frame draw:style-name="fr2" draw:name="đồ họa2" text:anchor-type="paragraph" svg:width="2.0953in" svg:height="2.8957in" draw:z-index="3"><draw:image xlink:href="Pictures/2000000700002CDC00003E04869CE78C.svm" xlink:type="simple" xlink:show="embed" xlink:actuate="onLoad"/></draw:frame></text:p>
      <text:list text:style-name="L1">
        <text:list-item>
          <text:list>
            <text:list-item>
              <text:list>
                <text:list-item>
                  <text:list>
                    <text:list-item>
                      <text:p text:style-name="P34">Giới thiệu</text:p>
                      <text:list>
                        <text:list-item>
                          <text:p text:style-name="P34">Xuất sứ</text:p>
                        </text:list-item>
                        <text:list-item>
                          <text:p text:style-name="P34">Lý tưởng</text:p>
                        </text:list-item>
                        <text:list-item>
                          <text:p text:style-name="P34">Khả năng</text:p>
                        </text:list-item>
                      </text:list>
                    </text:list-item>
                  </text:list>
                  <text:p text:style-name="P34"/>
                  <text:p text:style-name="P34"/>
                </text:list-item>
                <text:list-item>
                  <text:p text:style-name="P34">Thầy phép </text:p>
                  <text:list>
                    <text:list-item>
                      <text:p text:style-name="P34">Phác họa</text:p>
                      <text:p text:style-name="P34"><draw:frame draw:style-name="fr1" draw:name="đồ họa3" text:anchor-type="paragraph" svg:width="2.9689in" svg:height="3.0173in" draw:z-index="4"><draw:image xlink:href="Pictures/200000070000357700003BCDA6857ECC.svm" xlink:type="simple" xlink:show="embed" xlink:actuate="onLoad"/></draw:frame></text:p>
                    </text:list-item>
                    <text:list-item>
                      <text:p text:style-name="P34"><text:soft-page-break/>Giới thiệu</text:p>
                      <text:list>
                        <text:list-item>
                          <text:p text:style-name="P34">Xuất sứ</text:p>
                        </text:list-item>
                        <text:list-item>
                          <text:p text:style-name="P34">Lý tưởng</text:p>
                        </text:list-item>
                        <text:list-item>
                          <text:p text:style-name="P34">Khả năng</text:p>
                          <text:p text:style-name="P34"/>
                        </text:list-item>
                      </text:list>
                    </text:list-item>
                  </text:list>
                </text:list-item>
              </text:list>
            </text:list-item>
          </text:list>
        </text:list-item>
      </text:list>
      <text:p text:style-name="P3"/>
      <text:p text:style-name="P5"/>
      <text:list text:style-name="L1" text:continue-numbering="true">
        <text:list-item>
          <text:list text:continue-numbering="true">
            <text:list-item>
              <text:p text:style-name="P34"><text:s/><text:toc-mark-start text:id="IMark41573276" text:outline-level="2"/><text:span text:style-name="T5">Thuộc tính cơ bản</text:span><text:toc-mark-end text:id="IMark41573276"/><text:span text:style-name="T5"> của nhân vật</text:span></text:p>
              <text:list>
                <text:list-item>
                  <text:p text:style-name="P34">Sức khỏe: 0-100 mức</text:p>
                </text:list-item>
                <text:list-item>
                  <text:p text:style-name="P34">Năng lượng: 1-100 mức</text:p>
                </text:list-item>
                <text:list-item>
                  <text:p text:style-name="P34">Khả năng hồi phục <text:s/>sức khỏe: 1-10 sức khỏe</text:p>
                </text:list-item>
                <text:list-item>
                  <text:p text:style-name="P34">Khả năng hồi phục năng lượng: 1-10 một giây</text:p>
                </text:list-item>
                <text:list-item>
                  <text:p text:style-name="P34">Độ nhanh nhẹn – tốc độ: 1-100 điểm</text:p>
                  <text:p text:style-name="P34"/>
                </text:list-item>
              </text:list>
            </text:list-item>
          </text:list>
        </text:list-item>
      </text:list>
      <text:p text:style-name="P5"/>
      <text:list text:style-name="L1" text:continue-numbering="true">
        <text:list-item>
          <text:p text:style-name="P25"><text:toc-mark-start text:id="IMark41573276" text:outline-level="1"/>Game environments and mission<text:toc-mark-end text:id="IMark41573276"/></text:p>
          <text:list>
            <text:list-item>
              <text:p text:style-name="P34"><text:s/><text:toc-mark-start text:id="IMark41573276" text:outline-level="2"/><text:span text:style-name="T5">Danh sách các vùng miền</text:span><text:toc-mark-end text:id="IMark41573276"/></text:p>
              <text:list>
                <text:list-item>
                  <text:p text:style-name="P34">Đồng bằng châu thổ sông Hồng</text:p>
                </text:list-item>
              </text:list>
            </text:list-item>
          </text:list>
        </text:list-item>
      </text:list>
      <text:p text:style-name="P5"/>
      <text:p text:style-name="P3"><draw:frame draw:style-name="fr1" draw:name="đồ họa4" text:anchor-type="paragraph" svg:width="4.9929in" svg:height="2.4839in" draw:z-index="1"><draw:image xlink:href="Pictures/20000007000035BF00001C1E315C9EC0.svm" xlink:type="simple" xlink:show="embed" xlink:actuate="onLoad"/></draw:frame></text:p>
      <text:p text:style-name="P3"/>
      <text:p text:style-name="P3"/>
      <text:p text:style-name="P3"/>
      <text:list text:style-name="L1" text:continue-numbering="true">
        <text:list-item>
          <text:list text:continue-numbering="true">
            <text:list-item>
              <text:list text:continue-numbering="true">
                <text:list-item>
                  <text:p text:style-name="P34">Đồi núi trung du</text:p>
                </text:list-item>
              </text:list>
            </text:list-item>
          </text:list>
        </text:list-item>
      </text:list>
      <text:p text:style-name="P3"><text:tab/></text:p>
      <text:p text:style-name="P3"><draw:frame draw:style-name="fr1" draw:name="đồ họa6" text:anchor-type="paragraph" svg:width="5.1665in" svg:height="2.1665in" draw:z-index="0"><draw:image xlink:href="Pictures/200000070000445800001CA962224517.svm" xlink:type="simple" xlink:show="embed" xlink:actuate="onLoad"/></draw:frame></text:p>
      <text:p text:style-name="P3"><text:soft-page-break/></text:p>
      <text:list text:style-name="L1" text:continue-numbering="true">
        <text:list-item>
          <text:list text:continue-numbering="true">
            <text:list-item>
              <text:p text:style-name="P34"><text:s/><text:toc-mark-start text:id="IMark41573276" text:outline-level="2"/><text:span text:style-name="T5">Danh sách các nhiệm vụ tại mỗi vùng:</text:span><text:toc-mark-end text:id="IMark41573276"/> </text:p>
              <text:list>
                <text:list-item>
                  <text:p text:style-name="P34">Các nhiệm vụ: Giải nguy, Sa cơ, Truy đuổi</text:p>
                </text:list-item>
                <text:list-item>
                  <text:p text:style-name="P34">About 1-2 pages of general information on the unique characteristics of each mission (i.e., slippery surfaces, low visibility, types of monsters, race vs shooting, etc.)</text:p>
                </text:list-item>
                <text:list-item>
                  <text:p text:style-name="P135">Giới thiệu các nhiệm vụ</text:p>
                  <text:list>
                    <text:list-item>
                      <text:p text:style-name="P135">Giải nguy: Bạn được đưa tới vòng thành bên ngoài, chỉ còn 1 bức tường thành nữa là quân địch đã vào được cung điện nhà vua. Nơi đây cuộc chiến vô cùng khốc liệt, quân địch nhan nhản khắp nơi. Những quả cầu rơm và cung tên liên tục được bắn từ trên thành và các hộc phòng thủ ở tường thành xuống. Cảnh cầu rơm rực cháy và vỡ tung khi chạm đất rất hoành tráng. Len lỏi trong cuộc chiến hỗn độn đó, bạn dùng tất cả sức lực của mình để giết địch và tìm giết tên chủ tướng địch. Nếu không có lòng can đảm, ắt hẳn bạn đã chạy xa khỏi cuộc chiến này.</text:p>
                    </text:list-item>
                    <text:list-item>
                      <text:p text:style-name="P135">Sa cơ: Pháp sư của địch đã bắt được công chúa khi xâm nhập cung điện nhà vua. Quân địch đã đem công chúa ra làm sức ép và bắt quân bạn phải đầu hàng. Nhận nhiệm vụ theo dấu bọn phù thủy để cứu người, bạn phải lang thang trong rừng giữa đêm, nghe ngóng từng bước chân, theo vết từng nguồn sáng. Một cuộc chiến thực sự thách thức lòng can đảm và kiên trì của bạn... Hãy tiến vào bóng đêm!</text:p>
                    </text:list-item>
                    <text:list-item>
                      <text:p text:style-name="P135">Truy đuổi: Khai giải cứu công chúa, bạn đã chạm chán và tiêu diệt tướng dự phòng của địch. Hai lần mất tướng, quân địch đã như rắn không đầu. Nhiệm vụ của bạn là phải truy tìm và tiêu diệt kẻ cầm đầu đội pháp sư địch, đang lẩn trốn đâu đó ngoài thành. Hiện tại hắn là người chỉ huy chính, phép thuật của hắn hiện mang lại lương thảo cho quân địch, không có hắn quân địch sẽ nhanh chóng tan rã và bỏ chạy về nước.</text:p>
                    </text:list-item>
                  </text:list>
                  <text:p text:style-name="P34"/>
                </text:list-item>
              </text:list>
            </text:list-item>
          </text:list>
        </text:list-item>
        <text:list-item>
          <text:p text:style-name="P34"><text:toc-mark-start text:id="IMark41573276" text:outline-level="1"/><text:span text:style-name="T5">Vũ khí, thiết bị hỗ trợ</text:span><text:toc-mark-end text:id="IMark41573276"/> </text:p>
          <text:list>
            <text:list-item>
              <text:p text:style-name="P25"><text:toc-mark-start text:id="IMark41573276" text:outline-level="2"/>Danh sách<text:toc-mark-end text:id="IMark41573276"/></text:p>
              <text:list>
                <text:list-item>
                  <text:p text:style-name="P109">Liềm </text:p>
                </text:list-item>
                <text:list-item>
                  <text:p text:style-name="P109">Nỏ</text:p>
                </text:list-item>
                <text:list-item>
                  <text:p text:style-name="P109">Rìu </text:p>
                </text:list-item>
                <text:list-item>
                  <text:p text:style-name="P109">Kiếm</text:p>
                </text:list-item>
                <text:list-item>
                  <text:p text:style-name="P109">Mác</text:p>
                </text:list-item>
                <text:list-item>
                  <text:p text:style-name="P109">Gậy phép</text:p>
                </text:list-item>
                <text:list-item>
                  <text:p text:style-name="P109">Bùa <text:span text:style-name="T7">chú </text:span></text:p>
                </text:list-item>
                <text:list-item>
                  <text:p text:style-name="P130">Găng tay bọc sắt</text:p>
                  <text:p text:style-name="P109"/>
                </text:list-item>
              </text:list>
            </text:list-item>
            <text:list-item>
              <text:p text:style-name="P25"><text:bookmark text:name="gazu23"/><text:toc-mark-start text:id="IMark41573276" text:outline-level="2"/>Thuộc tính của vũ khí, thiết bị<text:toc-mark-end text:id="IMark41573276"/></text:p>
              <text:list>
                <text:list-item>
                  <text:p text:style-name="P34">Biến thể của vũ khí</text:p>
                  <text:list>
                    <text:list-item>
                      <text:p text:style-name="P135">Các vũ khí càng chiến đấu nhiều thì càng sắc bén và trở nên trong suốt, sáng rực</text:p>
                    </text:list-item>
                  </text:list>
                </text:list-item>
                <text:list-item>
                  <text:p text:style-name="P135">Tăng bộc phát sức mạnh</text:p>
                  <text:list>
                    <text:list-item>
                      <text:p text:style-name="P135">Các vũ khí khi kết hợp ngọc thần sẽ làm tăng sức tàn phá</text:p>
                      <text:p text:style-name="P135"/>
                    </text:list-item>
                  </text:list>
                </text:list-item>
              </text:list>
            </text:list-item>
            <text:list-item>
              <text:p text:style-name="P34"><text:toc-mark-start text:id="IMark41573276" text:outline-level="2"/><text:s/><text:span text:style-name="T5">Bẫy, chất nổ, đồ phụ trợ</text:span><text:toc-mark-end text:id="IMark41573276"/></text:p>
              <text:list>
                <text:list-item>
                  <text:p text:style-name="P130">Pháo lớn</text:p>
                </text:list-item>
                <text:list-item>
                  <text:p text:style-name="P130">Đặt bẫy độc giết chết bất kì ai dẫm phải</text:p>
                </text:list-item>
              </text:list>
              <text:p text:style-name="P25"/>
            </text:list-item>
          </text:list>
        </text:list-item>
        <text:list-item>
          <text:p text:style-name="P25"><text:toc-mark-start text:id="IMark41573276" text:outline-level="1"/>Quái vật<text:toc-mark-end text:id="IMark41573276"/></text:p>
          <text:list>
            <text:list-item>
              <text:p text:style-name="P34"><text:s/><text:toc-mark-start text:id="IMark41573276" text:outline-level="2"/><text:span text:style-name="T5">Danh sách quái vật</text:span><text:toc-mark-end text:id="IMark41573276"/></text:p>
              <text:list>
                <text:list-item>
                  <text:p text:style-name="P34">Ma cây của Lê Việt Dũng</text:p>
                </text:list-item>
                <text:list-item>
                  <text:p text:style-name="P34">Kì Lân của Quân</text:p>
                  <text:p text:style-name="P34"/>
                </text:list-item>
              </text:list>
            </text:list-item>
            <text:list-item>
              <text:p text:style-name="P34"><text:bookmark text:name="gazu28"/><text:s/><text:toc-mark-start text:id="IMark41573276" text:outline-level="2"/><text:span text:style-name="T5">Thuộc tính của quái vật</text:span><text:toc-mark-end text:id="IMark41573276"/></text:p>
              <text:list>
                <text:list-item>
                  <text:p text:style-name="P34"><text:soft-page-break/>Nơi phân bố</text:p>
                </text:list-item>
                <text:list-item>
                  <text:p text:style-name="P34">Số lượng</text:p>
                </text:list-item>
                <text:list-item>
                  <text:p text:style-name="P34">Endurance, hit potential, type of behaviour</text:p>
                </text:list-item>
              </text:list>
            </text:list-item>
          </text:list>
        </text:list-item>
      </text:list>
      <text:p text:style-name="P5"/>
      <text:list text:style-name="L1" text:continue-numbering="true">
        <text:list-item>
          <text:p text:style-name="P25"><text:toc-mark-start text:id="IMark41573276" text:outline-level="1"/>Các thao tác, hành động<text:toc-mark-end text:id="IMark41573276"/></text:p>
          <text:list>
            <text:list-item>
              <text:p text:style-name="P34"><text:s/><text:toc-mark-start text:id="IMark41573276" text:outline-level="2"/><text:span text:style-name="T5">Danh sách các hành động</text:span><text:toc-mark-end text:id="IMark41573276"/></text:p>
              <text:list>
                <text:list-item>
                  <text:p text:style-name="P34">Chém dao</text:p>
                </text:list-item>
                <text:list-item>
                  <text:p text:style-name="P34">Bắn cung</text:p>
                  <text:p text:style-name="P34"/>
                </text:list-item>
              </text:list>
            </text:list-item>
            <text:list-item>
              <text:p text:style-name="P34"><text:bookmark text:name="gazu31"/><text:s/><text:toc-mark-start text:id="IMark41573276" text:outline-level="2"/><text:span text:style-name="T5">Danh sách các loại di chuyển</text:span><text:toc-mark-end text:id="IMark41573276"/></text:p>
              <text:list>
                <text:list-item>
                  <text:p text:style-name="P34">Đi</text:p>
                </text:list-item>
                <text:list-item>
                  <text:p text:style-name="P34">Chạy</text:p>
                  <text:p text:style-name="P34"/>
                </text:list-item>
              </text:list>
            </text:list-item>
            <text:list-item>
              <text:p text:style-name="P34"><text:bookmark text:name="gazu32"/><text:s/><text:toc-mark-start text:id="IMark41573276" text:outline-level="2"/><text:span text:style-name="T5">The secret and special-purpose moves appearing in specific situations.</text:span><text:toc-mark-end text:id="IMark41573276"/>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Times New 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5-16T22:41:08</meta:creation-date>
    <dc:date>2008-06-01T00:45:06</dc:date>
    <meta:editing-cycles>51</meta:editing-cycles>
    <meta:editing-duration>PT17H36M14S</meta:editing-duration>
    <meta:user-defined meta:name="Info 1"/>
    <meta:user-defined meta:name="Info 2"/>
    <meta:user-defined meta:name="Info 3"/>
    <meta:user-defined meta:name="Info 4"/>
    <meta:document-statistic meta:table-count="1" meta:image-count="5" meta:object-count="0" meta:page-count="9" meta:paragraph-count="159" meta:word-count="1419" meta:character-count="6428"/>
  </office:meta>
</office:document-meta>
</file>